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B 3</text:p>
      <text:p text:style-name="Standard"/>
      <text:p text:style-name="Standard">a) <text:s/>List.js</text:p>
      <text:p text:style-name="Standard">Select todo </text:p>
      <text:p text:style-name="Standard"><text:s/>and map those elements</text:p>
      <text:p text:style-name="Standard"/>
      <text:p text:style-name="Standard"/>
      <text:p text:style-name="P1">3.b Class </text:p>
      <text:p text:style-name="Standard"/>
      <text:p text:style-name="Standard">class: make pg2 a class – using controll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4T16:11:48.19</meta:creation-date>
    <meta:generator>OpenOffice.org/3.4.1$Win32 OpenOffice.org_project/341m1$Build-9593</meta:generator>
    <meta:document-statistic meta:table-count="0" meta:image-count="0" meta:object-count="0" meta:page-count="2" meta:paragraph-count="6" meta:word-count="20" meta:character-count="103"/>
    <dc:date>2013-07-24T17:23:47.78</dc:date>
    <meta:editing-duration>PT7M45S</meta:editing-duration>
    <meta:editing-cycles>1</meta:editing-cycles>
  </office:meta>
</office:document-meta>
</file>